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Book Antiqua" svg:font-family="'Book Antiqu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style:style>
    <style:style style:name="P3" style:family="paragraph" style:parent-style-name="Standard">
      <style:paragraph-properties fo:line-height="115%"/>
      <style:text-properties officeooo:paragraph-rsid="0017cc6e"/>
    </style:style>
    <style:style style:name="P4" style:family="paragraph" style:parent-style-name="Standard">
      <style:text-properties style:font-name="Trebuchet MS" fo:font-size="12pt" fo:font-weight="bold" style:font-size-asian="12pt" style:font-weight-asian="bold"/>
    </style:style>
    <style:style style:name="P5" style:family="paragraph" style:parent-style-name="Standard">
      <style:paragraph-properties fo:line-height="115%"/>
      <style:text-properties style:font-name="Trebuchet MS"/>
    </style:style>
    <style:style style:name="P6" style:family="paragraph" style:parent-style-name="Standard">
      <style:paragraph-properties fo:line-height="115%"/>
      <style:text-properties style:font-name="Trebuchet MS" officeooo:paragraph-rsid="0014cac7"/>
    </style:style>
    <style:style style:name="P7" style:family="paragraph" style:parent-style-name="Standard">
      <style:paragraph-properties fo:line-height="115%"/>
      <style:text-properties style:font-name="Trebuchet MS" officeooo:paragraph-rsid="0017cc6e"/>
    </style:style>
    <style:style style:name="P8" style:family="paragraph" style:parent-style-name="Standard">
      <style:paragraph-properties fo:line-height="115%"/>
      <style:text-properties style:font-name="Trebuchet MS" officeooo:paragraph-rsid="0019df3c"/>
    </style:style>
    <style:style style:name="P9" style:family="paragraph" style:parent-style-name="Standard">
      <style:paragraph-properties fo:line-height="115%"/>
      <style:text-properties style:font-name="Trebuchet MS" fo:font-weight="bold" style:font-weight-asian="bold"/>
    </style:style>
    <style:style style:name="P10" style:family="paragraph" style:parent-style-name="Standard">
      <style:paragraph-properties fo:line-height="115%"/>
      <style:text-properties style:font-name="Trebuchet MS" style:text-underline-style="solid" style:text-underline-width="auto" style:text-underline-color="font-color" fo:font-weight="bold" style:font-weight-asian="bold"/>
    </style:style>
    <style:style style:name="P11" style:family="paragraph" style:parent-style-name="Standard" style:master-page-name="Standard">
      <style:paragraph-properties style:page-number="auto"/>
      <style:text-properties style:font-name="Trebuchet MS" fo:font-size="12pt" fo:font-weight="bold" style:font-size-asian="12pt" style:font-weight-asian="bold"/>
    </style:style>
    <style:style style:name="P12" style:family="paragraph" style:parent-style-name="Standard">
      <style:paragraph-properties fo:margin-top="0in" fo:margin-bottom="0in" style:contextual-spacing="false" fo:line-height="100%" fo:text-align="justify" style:justify-single-word="false" fo:background-color="#ffffff">
        <style:background-image/>
      </style:paragraph-properties>
      <style:text-properties style:font-name="Trebuchet MS" style:text-underline-style="solid" style:text-underline-width="auto" style:text-underline-color="font-color" fo:font-weight="bold" officeooo:paragraph-rsid="0017cc6e" style:font-weight-asian="bold"/>
    </style:style>
    <style:style style:name="P13" style:family="paragraph" style:parent-style-name="Standard">
      <style:paragraph-properties fo:margin-top="0in" fo:margin-bottom="0in" style:contextual-spacing="false" fo:line-height="100%" fo:text-align="justify" style:justify-single-word="false" fo:background-color="#ffffff">
        <style:background-image/>
      </style:paragraph-properties>
      <style:text-properties style:font-name="Trebuchet MS" fo:font-size="10pt" fo:font-weight="bold" officeooo:paragraph-rsid="0017cc6e" style:font-size-asian="10pt" style:font-weight-asian="bold" style:font-name-complex="Times New Roman1" style:font-size-complex="10pt"/>
    </style:style>
    <style:style style:name="P14" style:family="paragraph" style:parent-style-name="Standard">
      <style:paragraph-properties fo:margin-top="0in" fo:margin-bottom="0in" style:contextual-spacing="false" fo:line-height="100%" fo:text-align="justify" style:justify-single-word="false" fo:background-color="#ffffff">
        <style:background-image/>
      </style:paragraph-properties>
      <style:text-properties style:font-name="Trebuchet MS" fo:font-size="10pt" officeooo:paragraph-rsid="0017cc6e" style:font-size-asian="10pt" style:font-name-complex="Times New Roman1" style:font-size-complex="10pt"/>
    </style:style>
    <style:style style:name="P15" style:family="paragraph" style:parent-style-name="Standard">
      <style:paragraph-properties fo:margin-top="0in" fo:margin-bottom="0in" style:contextual-spacing="false" fo:line-height="100%" fo:text-align="justify" style:justify-single-word="false" fo:background-color="#ffffff">
        <style:background-image/>
      </style:paragraph-properties>
      <style:text-properties style:font-name="Trebuchet MS" officeooo:paragraph-rsid="0017cc6e"/>
    </style:style>
    <style:style style:name="T1" style:family="text">
      <style:text-properties fo:font-weight="bold" style:font-weight-asian="bold"/>
    </style:style>
    <style:style style:name="T2" style:family="text">
      <style:text-properties fo:font-weight="bold" style:font-weight-asian="bold" style:font-size-complex="11pt"/>
    </style:style>
    <style:style style:name="T3" style:family="text">
      <style:text-properties fo:font-weight="bold" officeooo:rsid="0017cc6e" style:font-weight-asian="bold" style:font-size-complex="11pt"/>
    </style:style>
    <style:style style:name="T4" style:family="text">
      <style:text-properties fo:font-weight="bold" officeooo:rsid="0014cac7" style:font-weight-asian="bold"/>
    </style:style>
    <style:style style:name="T5" style:family="text">
      <style:text-properties fo:font-weight="bold" officeooo:rsid="001b975f" style:font-weight-asian="bold"/>
    </style:style>
    <style:style style:name="T6" style:family="text">
      <style:text-properties fo:font-size="12pt" fo:font-weight="bold" style:font-size-asian="12pt" style:font-weight-asian="bold"/>
    </style:style>
    <style:style style:name="T7" style:family="text">
      <style:text-properties fo:font-size="12pt" style:text-underline-style="solid" style:text-underline-width="auto" style:text-underline-color="font-color" fo:font-weight="bold" style:font-size-asian="12pt" style:font-weight-asian="bold"/>
    </style:style>
    <style:style style:name="T8" style:family="text">
      <style:text-properties fo:font-style="italic" fo:font-weight="bold" style:font-style-asian="italic" style:font-weight-asian="bold"/>
    </style:style>
    <style:style style:name="T9" style:family="text">
      <style:text-properties style:font-size-complex="11pt"/>
    </style:style>
    <style:style style:name="T10" style:family="text">
      <style:text-properties fo:color="#0070c0" style:font-size-complex="11pt"/>
    </style:style>
    <style:style style:name="T11" style:family="text">
      <style:text-properties fo:color="#0070c0" fo:background-color="#ffffff" loext:char-shading-value="0" style:font-size-complex="11pt"/>
    </style:style>
    <style:style style:name="T12" style:family="text">
      <style:text-properties fo:color="#0070c0" style:font-name="Trebuchet MS" fo:background-color="#ffffff" loext:char-shading-value="0" style:font-size-complex="11pt"/>
    </style:style>
    <style:style style:name="T13" style:family="text">
      <style:text-properties fo:color="#0070c0" style:font-name="Trebuchet MS" style:font-size-complex="11pt"/>
    </style:style>
    <style:style style:name="T14" style:family="text">
      <style:text-properties fo:color="#0070c0" style:font-name="Trebuchet MS" officeooo:rsid="0017cc6e" style:font-size-complex="11pt"/>
    </style:style>
    <style:style style:name="T15" style:family="text">
      <style:text-properties fo:color="#0070c0" style:font-name="Trebuchet MS" fo:font-weight="bold" officeooo:rsid="0017cc6e" style:font-weight-asian="bold" style:font-size-complex="11pt"/>
    </style:style>
    <style:style style:name="T16" style:family="text">
      <style:text-properties officeooo:rsid="0014cac7"/>
    </style:style>
    <style:style style:name="T17" style:family="text">
      <style:text-properties style:font-name="Trebuchet MS"/>
    </style:style>
    <style:style style:name="T18" style:family="text">
      <style:text-properties style:font-name="Trebuchet MS" fo:font-weight="bold" style:font-weight-asian="bold"/>
    </style:style>
    <style:style style:name="T19" style:family="text">
      <style:text-properties style:font-name="Trebuchet MS" fo:font-weight="bold" style:font-weight-asian="bold" style:font-size-complex="11pt"/>
    </style:style>
    <style:style style:name="T20" style:family="text">
      <style:text-properties style:font-name="Trebuchet MS" fo:font-weight="bold" officeooo:rsid="0017cc6e" style:font-weight-asian="bold" style:font-size-complex="11pt"/>
    </style:style>
    <style:style style:name="T21" style:family="text">
      <style:text-properties style:font-name="Trebuchet MS" style:font-size-complex="11pt"/>
    </style:style>
    <style:style style:name="T22" style:family="text">
      <style:text-properties style:font-name="Trebuchet MS" officeooo:rsid="0017cc6e"/>
    </style:style>
    <style:style style:name="T23" style:family="text">
      <style:text-properties style:font-name="Trebuchet MS" fo:font-weight="normal" officeooo:rsid="0017cc6e" style:font-weight-asian="normal" style:font-size-complex="11pt" style:font-weight-complex="normal"/>
    </style:style>
    <style:style style:name="T24" style:family="text">
      <style:text-properties style:font-name="Trebuchet MS" officeooo:rsid="00188b56"/>
    </style:style>
    <style:style style:name="T25" style:family="text">
      <style:text-properties officeooo:rsid="0015de57"/>
    </style:style>
    <style:style style:name="T26" style:family="text">
      <style:text-properties officeooo:rsid="0017cc6e"/>
    </style:style>
    <style:style style:name="T27" style:family="text">
      <style:text-properties style:font-name="Verdana1" fo:font-size="10pt" style:font-size-asian="10pt" style:font-name-complex="Times New Roman1" style:font-size-complex="10pt"/>
    </style:style>
    <style:style style:name="T28" style:family="text">
      <style:text-properties style:font-name="Verdana1" fo:font-size="10pt" officeooo:rsid="001a1a9b" style:font-size-asian="10pt" style:font-name-complex="Times New Roman1" style:font-size-complex="10pt"/>
    </style:style>
    <style:style style:name="T29" style:family="text">
      <style:text-properties fo:font-size="10pt" style:font-size-asian="10pt" style:font-name-complex="Times New Roman1" style:font-size-complex="10pt"/>
    </style:style>
    <style:style style:name="T30" style:family="text">
      <style:text-properties fo:font-size="10pt" officeooo:rsid="001a1a9b" style:font-size-asian="10pt" style:font-name-complex="Times New Roman1" style:font-size-complex="10pt"/>
    </style:style>
    <style:style style:name="T31" style:family="text">
      <style:text-properties officeooo:rsid="0019df3c"/>
    </style:style>
    <style:style style:name="T32" style:family="text">
      <style:text-properties officeooo:rsid="001b97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eep Dream Photo Filter App is Launched to <text:span text:style-name="T16">Produce Incredible</text:span> Images with Android Phones </text:p>
      <text:p text:style-name="P4"/>
      <text:p text:style-name="P4"/>
      <text:p text:style-name="P6"><text:span text:style-name="T7">Summary</text:span><text:span text:style-name="T6">: </text:span><text:span text:style-name="T1">“</text:span><text:span text:style-name="T8">Deep Dream</text:span><text:span text:style-name="T1"> Photo Filter is an innovative app that can be installed on any </text:span><text:span text:style-name="T8">Android</text:span><text:span text:style-name="T1"> mobile phone and it helps in processing the </text:span><text:span text:style-name="T4">users photos through an artificial neural network</text:span><text:span text:style-name="T1">, adding different styles of dreamy backgrounds </text:span><text:span text:style-name="T4">and strange foreground objects </text:span><text:span text:style-name="T1">in those pictures. Even the simple</text:span><text:span text:style-name="T4">st</text:span><text:span text:style-name="T1"> picture appear</text:span><text:span text:style-name="T5">s</text:span><text:span text:style-name="T1"> unique, by using this special app and can be sent easily to any other mobile phone or shared </text:span><text:span text:style-name="T4">on</text:span><text:span text:style-name="T1"> social networks, if the user wishe</text:span><text:span text:style-name="T4">s to</text:span><text:span text:style-name="T1">.”</text:span></text:p>
      <text:p text:style-name="P9"/>
      <text:p text:style-name="P9"/>
      <text:p text:style-name="P9"/>
      <text:p text:style-name="P9"><text:span text:style-name="T25">September 1, Dulliken, Switzerland</text:span>:</text:p>
      <text:p text:style-name="P5">Many people love to add some <text:span text:style-name="T26">special effects</text:span> to their photos, to make their <text:span text:style-name="T1">photography</text:span> <text:span text:style-name="T26">more </text:span>attractive to the viewer. For that reason, they surf the Google Play Store and pick out the app that fits exactly to their requirements of beautifying their snapshots. <text:span text:style-name="T1">Deep Dream</text:span> Photo Filter is a highly advanced app that reportedly contains many exclusive features, which other similar kinds of apps lack until now. </text:p>
      <text:p text:style-name="P5"/>
      <text:p text:style-name="P8">Though plenty of <text:span text:style-name="T1">psychedelic art</text:span> styles are available to be used in this app, the user can also create his own styles of dreams <text:span text:style-name="T31">with ‘Guide Images’, which dramatically alter the effects, </text:span>while processing his uploaded photos through Deep Dream Photo Filter. <text:span text:style-name="T31">Changing the way the artificial neural network sees the world, with this most powerful feature. Or</text:span> they can select from the wide varieties of styles provided by the <text:span text:style-name="T1">neural network</text:span>; for example, ‘<text:span text:style-name="T32">Inceptionism</text:span>’, ‘Fluffy Stuff’, ‘Alien Gods’, ‘Machine Madness’ and many others. Another unique feature of this app is “Zoom Journey” mode, in which the user can travel continuously into an image, <text:span text:style-name="T26">for miles and miles,</text:span> and discover many fresh angles that can be revealed in the final picture, making it highly interesting. An image can become extraordinary, by pressing the ‘Dream Deeper’ button of this app, which allows repeating the last dream used in that image again and again, according to the choice of the user. <text:s/>The <text:span text:style-name="T26">option</text:span> of High Resolution processing is provided to advanced users.</text:p>
      <text:p text:style-name="P5"/>
      <text:p text:style-name="P5">This <text:span text:style-name="T1">Deep Dream</text:span> Photo Filter app is simple to use. The user just needs to select the photos that he wants to pass through the <text:span text:style-name="T1">Deep Dream</text:span> neural network of this app, after choosing a starting style for the desired modification of <text:span text:style-name="T26">their</text:span> <text:span text:style-name="T1">digital art</text:span>. This app slightly alters a photo and highlights <text:span text:style-name="T32">and grows, almost organically, </text:span>some other objects or figures portrayed in the background. These photos can be made either beautiful or horrible, by the use of this app, creating an overall air of strangeness.</text:p>
      <text:p text:style-name="P5"/>
      <text:p text:style-name="P1"><text:span text:style-name="T22">A</text:span><text:span text:style-name="T17">nyone who uses Android 2.3.3 or </text:span><text:span text:style-name="T22">higher</text:span><text:span text:style-name="T17"> can </text:span><text:span text:style-name="T22">get</text:span><text:span text:style-name="T17"> this </text:span><text:span text:style-name="T18">Deep Dream</text:span><text:span text:style-name="T17"> Photo Filter app. The price of this app and all other necessary details, related to this app can be obtained from </text:span><text:span text:style-name="T24">the Google Play store:</text:span><text:span text:style-name="T17"> </text:span><text:a xlink:type="simple" xlink:href="https://play.google.com/store/apps/details?id=ch.scydev.inceptionisme" office:target-frame-name="_blank" xlink:show="new"><text:span text:style-name="Internet_20_link"><text:span text:style-name="T12">https://play.google.com/store/apps/details?id=ch.scydev.inceptionisme</text:span></text:span></text:a><text:span text:style-name="T21">. </text:span></text:p>
      <text:p text:style-name="P5"/>
      <text:p text:style-name="P10"><text:soft-page-break/></text:p>
      <text:p text:style-name="P10"/>
      <text:p text:style-name="P10">Contact details:</text:p>
      <text:p text:style-name="P10"/>
      <text:p text:style-name="P13">Media Contact:</text:p>
      <text:p text:style-name="P15"><text:span text:style-name="T29">Lukas Sa</text:span><text:span text:style-name="T30">e</text:span><text:span text:style-name="T29">gesser</text:span></text:p>
      <text:p text:style-name="P14">ScyDev GmbH</text:p>
      <text:p text:style-name="P12"><text:span text:style-name="T29">Email: </text:span><text:a xlink:type="simple" xlink:href="mailto:apps@scydev.ch"><text:span text:style-name="T29">apps@scydev.ch</text:span></text:a><text:span text:style-name="T29"> </text:span></text:p>
      <text:p text:style-name="P5"/>
      <text:p text:style-name="P1"><text:span text:style-name="T20">App</text:span><text:span text:style-name="T19"> -</text:span><text:span text:style-name="T13"> </text:span><text:a xlink:type="simple" xlink:href="https://play.google.com/store/apps/details?id=ch.scydev.inceptionisme"><text:span text:style-name="Internet_20_link"><text:span text:style-name="T12">https://play.google.com/store/apps/details?id=ch.scydev.inceptionisme</text:span></text:span></text:a></text:p>
      <text:p text:style-name="P5"/>
      <text:p text:style-name="P3"><text:span text:style-name="T19">Website</text:span><text:span text:style-name="T20"> -</text:span><text:span text:style-name="T23"> </text:span><text:a xlink:type="simple" xlink:href="http://deepdream.bitwhirl.com/"><text:span text:style-name="T23">http://deepdream.bitwhirl.com/</text:span></text:a></text:p>
      <text:p text:style-name="P7"/>
      <text:p text:style-name="P7"/>
      <text:p text:style-name="P7"/>
      <text:p text:style-name="P3"><text:span text:style-name="Internet_20_link"><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Book Antiqua" svg:font-family="'Book Antiqu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8pt" style:font-size-asian="18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weight="bold" style:font-weight-asian="bold" style:font-size-complex="11pt" style:font-weight-complex="bold"/>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2" style:display-name="Body Text 2" style:family="paragraph" style:parent-style-name="Standard">
      <style:paragraph-properties fo:margin-top="0in" fo:margin-bottom="0.0835in" style:contextual-spacing="false" fo:line-height="200%"/>
    </style:style>
    <style:style style:name="_20_Char" style:display-name=" Char" style:family="paragraph" style:parent-style-name="Standard">
      <style:paragraph-properties fo:margin-top="0.0417in" fo:margin-bottom="0.111in" style:contextual-spacing="false" fo:line-height="0.1665in"/>
      <style:text-properties fo:color="#ff00ff" style:font-name="Verdana" fo:font-family="Verdana" style:font-family-generic="swiss" style:font-pitch="variable" fo:font-size="10pt" fo:language="en" fo:country="GB" style:font-size-asian="10pt" style:font-name-complex="Arial" style:font-family-complex="Arial" style:font-family-generic-complex="swiss" style:font-pitch-complex="variable"/>
    </style:style>
    <style:style style:name="Objective" style:family="paragraph" style:parent-style-name="Standard" style:next-style-name="Text_20_body">
      <style:paragraph-properties fo:margin-top="0.0417in" fo:margin-bottom="0.1528in" style:contextual-spacing="false" style:line-height-at-least="0.1528in" fo:text-align="justify" style:justify-single-word="false"/>
      <style:text-properties style:font-name="Garamond" fo:font-family="Garamond" style:font-family-generic="roman" style:font-pitch="variable" style:font-name-complex="Garamond" style:font-family-complex="Garamond" style:font-family-generic-complex="roman" style:font-pitch-complex="variable" style:font-size-complex="10pt"/>
    </style:style>
    <style:style style:name="Style" style:family="paragraph">
      <style:paragraph-properties fo:orphans="0" fo:widows="0" style:text-autospace="none"/>
      <style:text-properties style:use-window-font-color="true" style:font-name="Courier New" fo:font-family="'Courier New'" style:font-family-generic="modern" fo:font-size="12pt" fo:language="en" fo:country="US" style:font-name-asian="Times New Roman" style:font-family-asian="'Times New Roman'" style:font-family-generic-asian="roman" style:font-pitch-asian="variable" style:font-size-asian="12pt" style:font-name-complex="Courier New" style:font-family-complex="'Courier New'" style:font-family-generic-complex="modern" style:font-size-complex="12pt" style:language-complex="ar" style:country-complex="SA"/>
    </style:style>
    <style:style style:name="Normal_20__28_Web_29_" style:display-name="Normal (Web)" style:family="paragraph" style:parent-style-name="Standard">
      <style:paragraph-properties fo:margin-top="0.1945in" fo:margin-bottom="0.1945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Normal_20__2b__20_Palatino_20_Linotype" style:display-name="Normal + Palatino Linotype" style:family="paragraph" style:parent-style-name="Standard" style:list-style-name="WW8Num6">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name" style:family="paragraph" style:parent-style-name="Standard">
      <style:paragraph-properties fo:margin-top="0.1945in" fo:margin-bottom="0.1945in" style:contextual-spacing="false"/>
      <style:text-properties fo:font-size="12pt" style:font-size-asian="12pt"/>
    </style:style>
    <style:style style:name="objective" style:family="paragraph" style:parent-style-name="Standard">
      <style:paragraph-properties fo:margin-top="0.1945in" fo:margin-bottom="0.1945in" style:contextual-spacing="false"/>
      <style:text-properties fo:font-size="12pt" style:font-size-asian="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pitch="variable" style:font-charset="x-symbol" fo:font-size="14pt" style:font-size-asian="14pt" style:font-name-complex="Wingdings" style:font-family-complex="Wingdings" style:font-pitch-complex="variable" style:font-charset-complex="x-symbol" style:font-size-complex="14pt"/>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4"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style style:name="WW8Num13z1" style:family="text">
      <style:text-properties fo:font-weight="bold" style:font-weight-asian="bold"/>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Wingdings" fo:font-family="Wingdings" style:font-pitch="variable" style:font-charset="x-symbol" fo:font-size="8.5pt" style:font-size-asian="8.5pt" style:font-name-complex="Wingdings" style:font-family-complex="Wingdings" style:font-pitch-complex="variable" style:font-charset-complex="x-symbol" style:font-size-complex="8.5pt"/>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use-window-font-color="true"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4" style:family="text">
      <style:text-properties style:font-name="Courier New" fo:font-family="'Courier New'" style:font-family-generic="modern" style:font-name-complex="Courier New" style:font-family-complex="'Courier New'" style:font-family-generic-complex="modern"/>
    </style:style>
    <style:style style:name="WW8Num26z0" style:family="text">
      <style:text-properties fo:font-weight="normal" style:font-weight-asian="normal"/>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er_20_Char" style:display-name="Footer Char" style:family="text" style:parent-style-name="Default_20_Paragraph_20_Font">
      <style:text-properties fo:font-size="11pt" fo:language="en" fo:country="US" style:font-size-asian="11pt" style:font-size-complex="12pt" style:language-complex="ar" style:country-complex="SA"/>
    </style:style>
    <style:style style:name="Header_20_Char" style:display-name="Header Char" style:family="text" style:parent-style-name="Default_20_Paragraph_20_Font">
      <style:text-properties fo:font-size="11pt" fo:language="en" fo:country="US" style:font-size-asian="11pt" style:font-size-complex="12pt" style:language-complex="ar" style:country-complex="SA"/>
    </style:style>
    <style:style style:name="st" style:family="text" style:parent-style-name="Default_20_Paragraph_20_Font"/>
    <style:style style:name="Title_20_Char" style:display-name="Title Char" style:family="text" style:parent-style-name="Default_20_Paragraph_20_Font">
      <style:text-properties fo:font-size="18pt" style:font-size-asian="18pt"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in" fo:text-indent="-0.2in" fo:margin-left="0.2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5.25in" fo:text-indent="-0.25in" fo:margin-left="5.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5.75in" fo:text-indent="-0.25in" fo:margin-left="5.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6.25in" fo:text-indent="-0.1252in" fo:margin-left="6.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5in" fo:text-indent="-0.25in" fo:margin-left="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5.5in"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25in" fo:text-indent="-0.25in" fo:margin-left="5.2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5.75in" fo:text-indent="-0.25in" fo:margin-left="5.75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6.25in" fo:text-indent="-0.1252in" fo:margin-left="6.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4.75in" fo:text-indent="-0.25in" fo:margin-left="4.7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5.25in" fo:text-indent="-0.25in" fo:margin-left="5.25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5.75in"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9T12:27:00</meta:creation-date>
    <dc:date>2015-09-01T11:00:36.964412869</dc:date>
    <meta:print-date>2013-05-29T23:18:00</meta:print-date>
    <meta:editing-cycles>15</meta:editing-cycles>
    <meta:editing-duration>PT7H8M6S</meta:editing-duration>
    <meta:generator>LibreOffice/4.2.8.2$Linux_X86_64 LibreOffice_project/420m0$Build-2</meta:generator>
    <dc:creator>Thluks </dc:creator>
    <meta:document-statistic meta:table-count="0" meta:image-count="0" meta:object-count="0" meta:page-count="2" meta:paragraph-count="14" meta:word-count="472" meta:character-count="2998" meta:non-whitespace-character-count="2535"/>
  </office:meta>
</office:document-meta>
</file>